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32000000258BA87508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to track proces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3.86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><text:span text:style-name="T2">Immediate Feedback <text:s/></text:span></text:p>
              </text:list-item>
              <text:list-item>
                <text:p><text:span text:style-name="T2">Encourages Experimentation</text:span></text:p>
              </text:list-item>
              <text:list-item>
                <text:p><text:span text:style-name="T2">24 hour access to lesson material. </text:span></text:p>
              </text:list-item>
              <text:list-item>
                <text:p><text:span text:style-name="T2">Rapid distribution of new material</text:span></text:p>
              </text:list-item>
              <text:list-item>
                <text:p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3.61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ay be incomplete/inaccurate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2H00M54S</meta:editing-duration>
    <meta:editing-cycles>18</meta:editing-cycles>
    <dc:date>2009-12-01T20:41:19</dc:date>
    <meta:generator>OpenOffice.org/3.1$Unix OpenOffice.org_project/310m19$Build-9420</meta:generator>
    <dc:creator>Jon </dc:creator>
    <meta:document-statistic meta:object-count="86"/>
  </office:meta>
</office:document-meta>
</file>